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list-style-name="WW8Num49"/>
    <style:style style:name="P3" style:family="paragraph" style:parent-style-name="Standard" style:list-style-name="WW8Num28"/>
    <style:style style:name="P4" style:family="paragraph" style:parent-style-name="Standard" style:list-style-name="WW8Num47"/>
    <style:style style:name="P5" style:family="paragraph" style:parent-style-name="Standard" style:list-style-name="WW8Num68"/>
    <style:style style:name="P6" style:family="paragraph" style:parent-style-name="Standard" style:list-style-name="WW8Num66"/>
    <style:style style:name="P7" style:family="paragraph" style:parent-style-name="Standard" style:list-style-name="WW8Num10"/>
    <style:style style:name="P8" style:family="paragraph" style:parent-style-name="Standard" style:list-style-name="WW8Num70"/>
    <style:style style:name="P9" style:family="paragraph" style:parent-style-name="Standard" style:list-style-name="WW8Num72"/>
    <style:style style:name="P10" style:family="paragraph" style:parent-style-name="Standard" style:list-style-name="WW8Num1"/>
    <style:style style:name="P11" style:family="paragraph" style:parent-style-name="Standard" style:list-style-name="WW8Num35"/>
    <style:style style:name="P12" style:family="paragraph" style:parent-style-name="Standard" style:list-style-name="WW8Num23"/>
    <style:style style:name="P13" style:family="paragraph" style:parent-style-name="Standard">
      <style:text-properties fo:font-style="italic" style:text-underline-style="solid" style:text-underline-width="auto" style:text-underline-color="font-color" style:font-style-asian="italic" style:font-style-complex="italic"/>
    </style:style>
    <style:style style:name="P14" style:family="paragraph" style:parent-style-name="Standard" style:list-style-name="WW8Num20"/>
    <style:style style:name="P15" style:family="paragraph" style:parent-style-name="Standard" style:list-style-name="WW8Num4"/>
    <style:style style:name="P16" style:family="paragraph" style:parent-style-name="Standard" style:list-style-name="WW8Num43"/>
    <style:style style:name="P17" style:family="paragraph" style:parent-style-name="Standard" style:list-style-name="WW8Num52"/>
    <style:style style:name="P18" style:family="paragraph" style:parent-style-name="Standard" style:list-style-name="WW8Num21"/>
    <style:style style:name="P19" style:family="paragraph" style:parent-style-name="Standard" style:list-style-name="WW8Num14"/>
    <style:style style:name="P20" style:family="paragraph" style:parent-style-name="Standard" style:list-style-name="WW8Num8"/>
    <style:style style:name="P21" style:family="paragraph" style:parent-style-name="Standard" style:list-style-name="WW8Num62"/>
    <style:style style:name="P22" style:family="paragraph" style:parent-style-name="Standard" style:list-style-name="WW8Num46"/>
    <style:style style:name="P23" style:family="paragraph" style:parent-style-name="Standard" style:list-style-name="WW8Num18"/>
    <style:style style:name="P24" style:family="paragraph" style:parent-style-name="Standard" style:list-style-name="WW8Num59"/>
    <style:style style:name="P25" style:family="paragraph" style:parent-style-name="Standard" style:list-style-name="WW8Num7"/>
    <style:style style:name="P26" style:family="paragraph" style:parent-style-name="Standard" style:list-style-name="WW8Num38"/>
    <style:style style:name="P27" style:family="paragraph" style:parent-style-name="Standard" style:list-style-name="WW8Num40"/>
    <style:style style:name="P28" style:family="paragraph" style:parent-style-name="Standard" style:list-style-name="WW8Num41"/>
    <style:style style:name="P29" style:family="paragraph" style:parent-style-name="Standard" style:list-style-name="WW8Num69"/>
    <style:style style:name="P30" style:family="paragraph" style:parent-style-name="Standard" style:list-style-name="WW8Num60"/>
    <style:style style:name="P31" style:family="paragraph" style:parent-style-name="Standard" style:list-style-name="WW8Num55"/>
    <style:style style:name="P32" style:family="paragraph" style:parent-style-name="Standard" style:list-style-name="WW8Num45"/>
    <style:style style:name="P33" style:family="paragraph" style:parent-style-name="Standard" style:list-style-name="WW8Num26"/>
    <style:style style:name="P34" style:family="paragraph" style:parent-style-name="Standard" style:list-style-name="WW8Num29"/>
    <style:style style:name="P35" style:family="paragraph" style:parent-style-name="Standard" style:list-style-name="WW8Num50"/>
    <style:style style:name="P36" style:family="paragraph" style:parent-style-name="Standard" style:list-style-name="WW8Num48"/>
    <style:style style:name="P37" style:family="paragraph" style:parent-style-name="Standard" style:list-style-name="WW8Num9"/>
    <style:style style:name="P38" style:family="paragraph" style:parent-style-name="Standard" style:list-style-name="WW8Num33"/>
    <style:style style:name="P39" style:family="paragraph" style:parent-style-name="Standard" style:list-style-name="WW8Num25"/>
    <style:style style:name="P40" style:family="paragraph" style:parent-style-name="Standard" style:list-style-name="WW8Num39"/>
    <style:style style:name="P41" style:family="paragraph" style:parent-style-name="Standard" style:list-style-name="WW8Num36"/>
    <style:style style:name="P42" style:family="paragraph" style:parent-style-name="Standard" style:list-style-name="WW8Num19"/>
    <style:style style:name="P43" style:family="paragraph" style:parent-style-name="Standard" style:list-style-name="WW8Num3"/>
    <style:style style:name="P44" style:family="paragraph" style:parent-style-name="Standard" style:list-style-name="WW8Num37"/>
    <style:style style:name="P45" style:family="paragraph" style:parent-style-name="Standard" style:list-style-name="WW8Num30"/>
    <style:style style:name="P46" style:family="paragraph" style:parent-style-name="Standard" style:list-style-name="WW8Num51"/>
    <style:style style:name="P47" style:family="paragraph" style:parent-style-name="Standard" style:list-style-name="WW8Num12"/>
    <style:style style:name="P48" style:family="paragraph" style:parent-style-name="Standard" style:list-style-name="WW8Num44"/>
    <style:style style:name="P49" style:family="paragraph" style:parent-style-name="Standard" style:list-style-name="WW8Num53"/>
    <style:style style:name="P50" style:family="paragraph" style:parent-style-name="Standard" style:list-style-name="WW8Num11"/>
    <style:style style:name="P51" style:family="paragraph" style:parent-style-name="Standard" style:list-style-name="WW8Num63"/>
    <style:style style:name="P52" style:family="paragraph" style:parent-style-name="Standard">
      <style:paragraph-properties fo:margin-left="3.175cm" fo:margin-right="0cm" fo:text-indent="0cm" style:auto-text-indent="false"/>
    </style:style>
    <style:style style:name="P53" style:family="paragraph" style:parent-style-name="Standard">
      <style:paragraph-properties fo:margin-left="2.498cm" fo:margin-right="0cm" fo:text-indent="0cm" style:auto-text-indent="false"/>
    </style:style>
    <style:style style:name="P54" style:family="paragraph" style:parent-style-name="Standard">
      <style:paragraph-properties fo:margin-left="1.249cm" fo:margin-right="0cm" fo:text-indent="0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905cm" fo:margin-right="0cm" fo:text-indent="0cm" style:auto-text-indent="false"/>
    </style:style>
    <style:style style:name="P57" style:family="paragraph" style:parent-style-name="Standard">
      <style:paragraph-properties fo:margin-left="0cm" fo:margin-right="0cm" fo:text-indent="1.249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Heading_20_2">
      <style:text-properties fo:font-style="italic" fo:font-weight="bold" style:font-style-asian="italic" style:font-weight-asian="bold" style:font-style-complex="italic" style:font-weight-complex="bold"/>
    </style:style>
    <style:style style:name="P60" style:family="paragraph" style:parent-style-name="Footer">
      <style:paragraph-properties fo:margin-left="0cm" fo:margin-right="0.635cm" fo:text-indent="0cm" style:auto-text-indent="false"/>
    </style:style>
    <style:style style:name="T1" style:family="text">
      <style:text-properties style:text-underline-style="solid" style:text-underline-width="auto" style:text-underline-color="font-color"/>
    </style:style>
    <style:style style:name="T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oWi-Klausur Q2-2 am 07.05.10</text:h>
      <text:h text:style-name="P59" text:outline-level="2">Konjunktur und wirtschaftspolitische Zielsetzung</text:h>
      <text:h text:style-name="Heading_20_2" text:outline-level="2">Die konjunkturelle Entwicklung der Bundesrepublik</text:h>
      <text:h text:style-name="Heading_20_3" text:outline-level="3">Konjuntur und Konjunkturzyklus</text:h>
      <text:list xml:id="list2052586786" text:style-name="WW8Num49">
        <text:list-item>
          <text:p text:style-name="P2">Konjunktur: in Regelhaftigkeit auftretende wirtschaftliche Wechsellagen</text:p>
        </text:list-item>
        <text:list-item>
          <text:p text:style-name="P2">Bestimmung der Konjunkturlage durch inflationsbereinigtes (reales) BIP</text:p>
        </text:list-item>
        <text:list-item>
          <text:p text:style-name="P2">Konjunkturzyklus (in der BRD 4-6 J.):</text:p>
          <text:list>
            <text:list-item>
              <text:p text:style-name="P2">Aufschwung (Expansion)</text:p>
              <text:list>
                <text:list-item>
                  <text:p text:style-name="P2">Zunehmende Wachstumsraten des BIPs</text:p>
                </text:list-item>
                <text:list-item>
                  <text:p text:style-name="P2">Steigende Produktion</text:p>
                </text:list-item>
                <text:list-item>
                  <text:p text:style-name="P2">Steigende Investitionstätigkeit der Unternehmen</text:p>
                </text:list-item>
                <text:list-item>
                  <text:p text:style-name="P2">Abnehmende Arbeitslosigkeit</text:p>
                </text:list-item>
                <text:list-item>
                  <text:p text:style-name="P2">Stärkung der Kaufkraft</text:p>
                </text:list-item>
                <text:list-item>
                  <text:p text:style-name="P2">Vertrauenszunahme in wirtschaftliche Entwicklung des Landes</text:p>
                </text:list-item>
              </text:list>
            </text:list-item>
          </text:list>
        </text:list-item>
      </text:list>
      <text:list xml:id="list966262148" text:style-name="WW8Num28">
        <text:list-item>
          <text:p text:style-name="P3">Hochkonjunktur (Boom)</text:p>
          <text:list>
            <text:list-item>
              <text:p text:style-name="P3">Hohe Nachfrage -&gt; Produktionsengpässe -&gt; </text:p>
            </text:list-item>
          </text:list>
        </text:list-item>
      </text:list>
      <text:p text:style-name="P52"><text:s text:c="6"/>Kosten- und Preissteigerungen</text:p>
      <text:list xml:id="list358659438" text:continue-numbering="true" text:style-name="WW8Num28">
        <text:list-item>
          <text:p text:style-name="P3">Konjunkturabschwung (Rezession)</text:p>
        </text:list-item>
      </text:list>
      <text:list xml:id="list672510806" text:style-name="WW8Num47">
        <text:list-item>
          <text:p text:style-name="P4">Rückläufige Produktion</text:p>
        </text:list-item>
        <text:list-item>
          <text:p text:style-name="P4">Fallende Wachstumsraten</text:p>
        </text:list-item>
        <text:list-item>
          <text:p text:style-name="P4">Steigende Arbeitslosigkeit</text:p>
        </text:list-item>
      </text:list>
      <text:list xml:id="list444275739" text:continue-list="list358659438" text:style-name="WW8Num28">
        <text:list-item>
          <text:p text:style-name="P3">Unterer Wendepunkt (Depression)</text:p>
        </text:list-item>
      </text:list>
      <text:list xml:id="list2053664246" text:style-name="WW8Num68">
        <text:list-item>
          <text:p text:style-name="P5">Arbeitslosigkeit hat höchsten Wert</text:p>
        </text:list-item>
        <text:list-item>
          <text:p text:style-name="P5">BIP stagniert, im Extremfall: negative Wachstumsraten</text:p>
        </text:list-item>
      </text:list>
      <text:h text:style-name="Heading_20_3" text:outline-level="3">Saisonale und langfristige Schwankungen</text:h>
      <text:list xml:id="list1282554102" text:style-name="WW8Num66">
        <text:list-item>
          <text:p text:style-name="P6">Beschriebene Konjunkturschwankungen haben mittelfristigen Charakter</text:p>
        </text:list-item>
        <text:list-item>
          <text:p text:style-name="P6">Kurzfristig: jährliche, saisonale Ausschläge (1-3 Monate)</text:p>
        </text:list-item>
        <text:list-item>
          <text:p text:style-name="P6">Kurzfristige Schwankungen betreffen nur Teile der Volkswirtschaft</text:p>
        </text:list-item>
        <text:list-item>
          <text:p text:style-name="P6">Ursachen für diese liegen meist im Klimawechsel der Jahreszeiten (Bau) bzw. Verbraucherverhalten (Weihnachten)</text:p>
        </text:list-item>
        <text:list-item>
          <text:p text:style-name="P6">Durch Kurzfristigkeit wirken sich saisonale Schwankungen nicht negativ auf die Volkswirtschaft aus</text:p>
        </text:list-item>
        <text:list-item>
          <text:p text:style-name="P6">Nikolai D. Kondratieff 1926: „Theorie langer Wellen“, Dauer 50-60 Jahre, Ursachen liegen in Basisinnovationen, durch die sich die Wirtschaft tiefgreifend strukturell wandelt</text:p>
        </text:list-item>
      </text:list>
      <text:h text:style-name="Heading_20_3" text:outline-level="3">Konjunkturindikatoren</text:h>
      <text:list xml:id="list967411800" text:style-name="WW8Num10">
        <text:list-item>
          <text:p text:style-name="P7">Frühindikatoren</text:p>
          <text:list>
            <text:list-item>
              <text:p text:style-name="P7">Geschäftsklimaindex</text:p>
              <text:list>
                <text:list-item>
                  <text:p text:style-name="P7">Wird von Wirtschaftsforschungsinstituten gemessen</text:p>
                </text:list-item>
                <text:list-item>
                  <text:p text:style-name="P7">Befragt werden Unternehmen über Erwartungen auf Auftragseingänge, Investitionspläne</text:p>
                </text:list-item>
                <text:list-item>
                  <text:p text:style-name="P7">Unternehmenssparten: </text:p>
                  <text:list>
                    <text:list-item>
                      <text:p text:style-name="P7">Verarbeitendes Gewerbe</text:p>
                    </text:list-item>
                    <text:list-item>
                      <text:p text:style-name="P7">Bauhauptgewerbe</text:p>
                    </text:list-item>
                    <text:list-item>
                      <text:p text:style-name="P7">Groß- und Einzelhandel</text:p>
                    </text:list-item>
                  </text:list>
                </text:list-item>
              </text:list>
            </text:list-item>
            <text:list-item>
              <text:p text:style-name="P7">Auftragseingänge</text:p>
            </text:list-item>
            <text:list-item>
              <text:p text:style-name="P7">Anzahl der Baugenehmigungen</text:p>
            </text:list-item>
          </text:list>
        </text:list-item>
        <text:list-item>
          <text:p text:style-name="P7">Präsensindikatoren (beschreiben aktuelle wirtschaftliche Lage)</text:p>
        </text:list-item>
      </text:list>
      <text:list xml:id="list729287302" text:style-name="WW8Num70">
        <text:list-item>
          <text:p text:style-name="P8"><text:soft-page-break/>Im- und Exporte</text:p>
        </text:list-item>
        <text:list-item>
          <text:p text:style-name="P8">Produktion</text:p>
        </text:list-item>
      </text:list>
      <text:list xml:id="list648532073" text:continue-list="list967411800" text:style-name="WW8Num10">
        <text:list-item>
          <text:p text:style-name="P7">Spätindikatoren (folgen mit zeitlicher Verzögerung der konjunturellen Entwicklung)</text:p>
        </text:list-item>
      </text:list>
      <text:list xml:id="list352084249" text:style-name="WW8Num72">
        <text:list-item>
          <text:p text:style-name="P9">Veränderung des Preisniveaus</text:p>
        </text:list-item>
        <text:list-item>
          <text:p text:style-name="P9">Entwicklung auf dem Arbeitsmarkt (denn: bei anziehender Konjunktur stellen Betriebe nicht sofort neue Arbeitskräfte ein, sondern nutzen erst Überstunden oder bauen Kurzarbeit ab)</text:p>
        </text:list-item>
      </text:list>
      <text:list xml:id="list1654766230" text:continue-list="list648532073" text:style-name="WW8Num10">
        <text:list-item>
          <text:p text:style-name="P7">Es müssen immer mehrere, gleichlaufende Indikatoren zur Beurteilung der wirtschaftlichen Entwicklung einer Volkswirtschaft herangezogen werden</text:p>
        </text:list-item>
      </text:list>
      <text:h text:style-name="Heading_20_3" text:outline-level="3">Ursachen von Konjunkturschwankungen</text:h>
      <text:list xml:id="list935164744" text:continue-numbering="true" text:style-name="WW8Num10">
        <text:list-item>
          <text:p text:style-name="P7">Es gibt unterschiedliche Konjunkturtheorien (wollen zyklische Entwicklung der gesamtwirtschaftlichen Aktivitäten erklären)</text:p>
        </text:list-item>
      </text:list>
      <text:list xml:id="list457904763" text:style-name="WW8Num1">
        <text:list-item>
          <text:p text:style-name="P10">Monetäre Theorien</text:p>
        </text:list-item>
      </text:list>
      <text:p text:style-name="Text_20_body_20_indent">Geldmengen-/Zinsveränderungen verantwortlich für Auf-/Abwärtsbewegungen des BIPs =&gt; Ausweitung der Geldmenge -&gt; Aufschwung -&gt; hohe Konsumgüternachfrage -&gt; Gefährdung des Preisniveaus -&gt; Geldmengenbegrenzung/Zinserhöhungen -&gt; Rezession</text:p>
      <text:list xml:id="list879021897" text:continue-numbering="true" text:style-name="WW8Num1">
        <text:list-item>
          <text:p text:style-name="P10">Unterkonsumtheorie</text:p>
        </text:list-item>
      </text:list>
      <text:p text:style-name="P53">Löhne und Gehälter steigen nicht im gleichen Umfang wie Güterpreise und Gewinne -&gt; niedrige Kaufkraft -&gt; schwache Binnennachfrage -&gt; Produktionseinschränkungen / Entlassung von Arbeitskräften -&gt; Rezession</text:p>
      <text:list xml:id="list764995406" text:continue-numbering="true" text:style-name="WW8Num1">
        <text:list-item>
          <text:p text:style-name="P10">Exogene (außerwirtschaftliche Theorien)</text:p>
        </text:list-item>
      </text:list>
      <text:p text:style-name="P53">Ursachen für Konjunkturschwankungen liegen in Gründen, die nicht direkt durch das Wirtschaftsgeschehen beeinflusst werden:</text:p>
      <text:list xml:id="list1220075907" text:continue-numbering="true" text:style-name="WW8Num1">
        <text:list-item>
          <text:list>
            <text:list-item>
              <text:list>
                <text:list-item>
                  <text:p text:style-name="P10">Naturkatastrophen</text:p>
                </text:list-item>
                <text:list-item>
                  <text:p text:style-name="P10">Kriege</text:p>
                </text:list-item>
                <text:list-item>
                  <text:p text:style-name="P10">Erfindungen</text:p>
                </text:list-item>
                <text:list-item>
                  <text:p text:style-name="P10">Neue Rohstoffquellen</text:p>
                </text:list-item>
                <text:list-item>
                  <text:p text:style-name="P10">Psychologische Faktoren (optimistische / pessimistische Zukunftserwartungen)</text:p>
                </text:list-item>
              </text:list>
            </text:list-item>
          </text:list>
        </text:list-item>
      </text:list>
      <text:p text:style-name="Standard"/>
      <text:h text:style-name="Heading_20_2" text:outline-level="2">Wirtschaftspolitische Zielsetzungen (Stabilitäts- und Wachstumsgesetz)</text:h>
      <text:h text:style-name="Heading_20_3" text:outline-level="3">Bedeutung der wirtschaftlichen Stabilität</text:h>
      <text:list xml:id="list155020637" text:style-name="WW8Num35">
        <text:list-item>
          <text:p text:style-name="P11">Marktwirtschaft lebt von Dynamik ständiger Veränderungen (schöpferische Zerstörung / wechselhafte Wirtschaftsverläufe)</text:p>
        </text:list-item>
        <text:list-item>
          <text:p text:style-name="P11">Trotzdem hoher Stellenwert, denn instabile Entwicklungen -&gt;</text:p>
          <text:list>
            <text:list-item>
              <text:p text:style-name="P11">Planungsschwierigkeiten</text:p>
            </text:list-item>
            <text:list-item>
              <text:p text:style-name="P11">Arbeitslosigkeit</text:p>
            </text:list-item>
            <text:list-item>
              <text:p text:style-name="P11">Einkommensverluste</text:p>
            </text:list-item>
            <text:list-item>
              <text:p text:style-name="P11">Politische Krisen</text:p>
            </text:list-item>
          </text:list>
        </text:list-item>
      </text:list>
      <text:p text:style-name="Standard"><text:s text:c="2"/><text:tab/>=&gt; große Aufgaben für Politik</text:p>
      <text:p text:style-name="P13">Ziele des Gesetzes</text:p>
      <text:list xml:id="list1931520405" text:style-name="WW8Num23">
        <text:list-item>
          <text:p text:style-name="P12">1967: Stabilitätsgesetz (StabG)</text:p>
        </text:list-item>
        <text:list-item>
          <text:p text:style-name="P12">bei wirtschafts- und finanzpolitischen Maßnahmen sind die Ziele zu beachten</text:p>
        </text:list-item>
        <text:list-item>
          <text:p text:style-name="P12">Magisches Viereck:</text:p>
          <text:list>
            <text:list-item>
              <text:p text:style-name="P12">Stabilität des Preisniveaus</text:p>
            </text:list-item>
            <text:list-item>
              <text:p text:style-name="P12">Hoher Beschäftigungsstand</text:p>
            </text:list-item>
            <text:list-item>
              <text:p text:style-name="P12">Außenwirtschaftliches Gleichgewicht</text:p>
            </text:list-item>
            <text:list-item>
              <text:p text:style-name="P12">Stetiges, angemessenes Wirtschaftswachstum</text:p>
            </text:list-item>
          </text:list>
        </text:list-item>
      </text:list>
      <text:p text:style-name="P54"><text:soft-page-break/>=&gt; wechselseitige Beziehungen und Zielkonflikte, die es als unmöglich erscheinen lassen, alle Zielvorgaben gleichzeitig zu erfüllen</text:p>
      <text:h text:style-name="Heading_20_3" text:outline-level="3">Vom Viereck zum magischen Vieleck</text:h>
      <text:list xml:id="list413534228" text:style-name="WW8Num20">
        <text:list-item>
          <text:p text:style-name="P14">1994: Umweltschutz (umweltverträgliche Wirtschaftsentwicklung)</text:p>
        </text:list-item>
        <text:list-item>
          <text:p text:style-name="P14">gerechte Einkommens- und Vermögensverteilung (wirtschaftspolitische Ziele oft durch allegemeinere gesellschaftspolitische Werturteile bestimmt)</text:p>
        </text:list-item>
      </text:list>
      <text:h text:style-name="Heading_20_3" text:outline-level="3">Stetiges und angemessenes Wirtschaftswachstum</text:h>
      <text:list xml:id="list244010698" text:style-name="WW8Num4">
        <text:list-item>
          <text:p text:style-name="P15">für Befürworter bedeutet Wachstum:</text:p>
          <text:list>
            <text:list-item>
              <text:p text:style-name="P15">Sicherung und Zunahme von Arbeitsplätzen durch steigende Güterproduktion</text:p>
            </text:list-item>
            <text:list-item>
              <text:p text:style-name="P15">Höheres Einkommen -&gt; steigenden Lebensstandard</text:p>
            </text:list-item>
            <text:list-item>
              <text:p text:style-name="P15">Leichtere Finanzierung von Infrastrukturmaßnahmen und der sozialen Sicherung durch staatliches Steueraufkommen</text:p>
            </text:list-item>
            <text:list-item>
              <text:p text:style-name="P15">Konfliktfreiere Umverteilung von Einkommenszuwächsen als in einer stagnierenden Wirtschaft</text:p>
            </text:list-item>
          </text:list>
        </text:list-item>
        <text:list-item>
          <text:p text:style-name="P15">Gegner kritisieren Wachstumskonzept, da die Produktionsweise einseitig auf maximalen materiellen Konsum ausgerichtet ist und durch die Endlichkeit der verfügbaren natürlichen Ressourcen und der Umweltbelastungen einer Entwicklung einer gerechten und ökologisch ausgerichteten Gesellschaft entgegenstehe</text:p>
        </text:list-item>
        <text:list-item>
          <text:p text:style-name="P15">Zielindikator der <text:span text:style-name="T1">quantitativen</text:span> Ermittlung des Wirtschaftswachstums: Änderungsrate des inflationsbereinigten (realen) BIPs (qualitativ würde auch eingerechnete Umwelt etc. bedeuten)</text:p>
        </text:list-item>
        <text:list-item>
          <text:p text:style-name="P15">BIP wird aus Summe an Sachgütern/Dienstleistungen errechnet, die in einer Periode in einer Volkswirtschaft erzeugt wurden und einen Preis haben</text:p>
        </text:list-item>
        <text:list-item>
          <text:p text:style-name="P15">BIP als Wohlstandsindikator -&gt; Einschränkungen!</text:p>
        </text:list-item>
      </text:list>
      <text:list xml:id="list1708505040" text:style-name="WW8Num43">
        <text:list-item>
          <text:p text:style-name="P16">Nur Leistungen erfasst, die legal auf Märkten gehandelt werden, also keine Produktion der privaten Haushalte und Schattenwirtschaft</text:p>
        </text:list-item>
        <text:list-item>
          <text:p text:style-name="P16">Keine Aussage über Einkommen / Vermögen</text:p>
        </text:list-item>
        <text:list-item>
          <text:p text:style-name="P16">Keine Aussage über Höhe der Arbeitslosigkeit</text:p>
        </text:list-item>
      </text:list>
      <text:list xml:id="list59488131" text:style-name="WW8Num52">
        <text:list-item>
          <text:p text:style-name="P17">Positive Beschäftigungseffekte bei 2-3% Wachstumsrate</text:p>
        </text:list-item>
      </text:list>
      <text:h text:style-name="Heading_20_3" text:outline-level="3">Hoher Beschäftigungsstand</text:h>
      <text:h text:style-name="Heading_20_4" text:outline-level="4">Arbeitslosenquote</text:h>
      <text:list xml:id="list631525614" text:continue-numbering="true" text:style-name="WW8Num52">
        <text:list-item>
          <text:p text:style-name="P17">Arbeitslosenquote = bei den Arbeitsagenturen registrierte Arbeitslose <text:s/>/(abhängige Erwerbstätige + Arbeitslose)</text:p>
        </text:list-item>
        <text:list-item>
          <text:p text:style-name="P17">Problem: erfasst nur bei den Arbeitsagenturen registrierte Arbeitslose, also nicht:</text:p>
        </text:list-item>
      </text:list>
      <text:list xml:id="list188806599" text:style-name="WW8Num21">
        <text:list-item>
          <text:p text:style-name="P18">„Stille Reserve“</text:p>
          <text:list>
            <text:list-item>
              <text:p text:style-name="P18">arbeitssuchende Frauen</text:p>
            </text:list-item>
            <text:list-item>
              <text:p text:style-name="P18">Ältere</text:p>
            </text:list-item>
            <text:list-item>
              <text:p text:style-name="P18">Personen im Vorruhestand, die arbeiten können/wollen</text:p>
            </text:list-item>
          </text:list>
        </text:list-item>
        <text:list-item>
          <text:p text:style-name="P18">Kurzarbeit (häufig Vorstufe zur Arbeitslosigkeit)</text:p>
        </text:list-item>
      </text:list>
      <text:list xml:id="list1099160341" text:style-name="WW8Num14">
        <text:list-item>
          <text:p text:style-name="P19">Deshalb zusätzlicher Indikator „Offene Stellen“</text:p>
        </text:list-item>
      </text:list>
      <text:list xml:id="list1432981485" text:style-name="WW8Num8">
        <text:list-item>
          <text:p text:style-name="P20">Enthält freie Arbeitsplätze, die Unternehmen den Arbeitsagenturen melden</text:p>
        </text:list-item>
        <text:list-item>
          <text:p text:style-name="P20">Problem: Zahl der tatsächlich offenen Stellen ist meist höher als die gemeldeten, denn: Arbeitgeber haben keine Meldepflicht</text:p>
        </text:list-item>
      </text:list>
      <text:list xml:id="list364394804" text:continue-list="list1099160341" text:style-name="WW8Num14">
        <text:list-item>
          <text:p text:style-name="P19">Quantifizierung hoher Beschäftigung ist schwierig, denn das Ziel wäre bei einer Arbeitslosenquote von 0% erreicht, aber Problem:</text:p>
        </text:list-item>
      </text:list>
      <text:list xml:id="list149954303" text:style-name="WW8Num62">
        <text:list-item>
          <text:p text:style-name="P21">Unrealistisch</text:p>
        </text:list-item>
        <text:list-item>
          <text:p text:style-name="P21">Es würde das notwendige Arbeitskräftepotenzial in wachsender Wirtschaft fehlen</text:p>
        </text:list-item>
      </text:list>
      <text:h text:style-name="Heading_20_4" text:outline-level="4"><text:soft-page-break/>Formen der Arbeitslosigkeit</text:h>
      <text:list xml:id="list1871952128" text:continue-list="list364394804" text:style-name="WW8Num14">
        <text:list-item>
          <text:p text:style-name="P19">Saisonale Arbeitslosigkeit</text:p>
        </text:list-item>
      </text:list>
      <text:p text:style-name="P54">Bedingt durch jahreszeitliche Einflüsse (z.B. Witterung) -&gt; Schwankungen im Arbeitsvolumen</text:p>
      <text:list xml:id="list540061972" text:continue-numbering="true" text:style-name="WW8Num14">
        <text:list-item>
          <text:p text:style-name="P19">Friktionelle Arbeitslosigkeit</text:p>
        </text:list-item>
      </text:list>
      <text:list xml:id="list93754196" text:style-name="WW8Num46">
        <text:list-item>
          <text:p text:style-name="P22">Wechsel von einer Arbeitsstelle zur nächsten</text:p>
        </text:list-item>
        <text:list-item>
          <text:p text:style-name="P22">Umorganisation einzelner Betriebe</text:p>
        </text:list-item>
      </text:list>
      <text:p text:style-name="P55">=&gt; notwendig, um Ausgleich von Arbeitsangebot und –nachfrage am Arbeitsmarkt zu ermöglichen</text:p>
      <text:list xml:id="list712464446" text:continue-list="list540061972" text:style-name="WW8Num14">
        <text:list-item>
          <text:p text:style-name="P19">Konjunkturelle Arbeitslosigkeit</text:p>
        </text:list-item>
      </text:list>
      <text:p text:style-name="P54">Nachfrageeinbrüche im In- oder Ausland -&gt; Unterauslastung des Produktionspotenzials</text:p>
      <text:list xml:id="list1311061950" text:continue-numbering="true" text:style-name="WW8Num14">
        <text:list-item>
          <text:p text:style-name="P19">Strukturelle Arbeitslosigkeit</text:p>
        </text:list-item>
      </text:list>
      <text:p text:style-name="P54">Veränderung der Wirtschaftsstrukturen -&gt; Veränderung der Anforderungsprofile</text:p>
      <text:list xml:id="list1993254196" text:style-name="WW8Num18">
        <text:list-item>
          <text:p text:style-name="P23">Ursachen:</text:p>
          <text:list>
            <text:list-item>
              <text:p text:style-name="P23">Mangelnde Qualifikation</text:p>
            </text:list-item>
            <text:list-item>
              <text:p text:style-name="P23">Fehlende Mobilität</text:p>
            </text:list-item>
          </text:list>
        </text:list-item>
        <text:list-item>
          <text:p text:style-name="P23">Herausforderung: Globalisierung -&gt; globale Produktionsstandorte mit deutlichen Kostenvorteilen bei der Güterherstellung</text:p>
        </text:list-item>
      </text:list>
      <text:h text:style-name="Heading_20_4" text:outline-level="4">Folgen der Arbeitslosigkeit</text:h>
      <text:list xml:id="list104728413" text:continue-list="list1311061950" text:style-name="WW8Num14">
        <text:list-item>
          <text:p text:style-name="P19">Finanzielle Einbußen -&gt; persönliche Einschränkungen</text:p>
        </text:list-item>
        <text:list-item>
          <text:p text:style-name="P19">Berufliche Perspektivlosigkeit</text:p>
        </text:list-item>
      </text:list>
      <text:p text:style-name="P54">-&gt; gestörte Beziehungen zu Familie / Freunden</text:p>
      <text:p text:style-name="P54">-&gt; Rückzug aus dem geselschaftllichen Leben</text:p>
      <text:list xml:id="list41068127" text:style-name="WW8Num59">
        <text:list-item>
          <text:p text:style-name="P24">Gesamtwirtschaftlich:</text:p>
          <text:list>
            <text:list-item>
              <text:p text:style-name="P24">Zurückgehende Einnahmen des Staates</text:p>
              <text:list>
                <text:list-item>
                  <text:p text:style-name="P24">Steuermindereinnahmen</text:p>
                </text:list-item>
                <text:list-item>
                  <text:p text:style-name="P24">Beitragsausfälle der Sozialversicherungen</text:p>
                </text:list-item>
              </text:list>
            </text:list-item>
          </text:list>
        </text:list-item>
      </text:list>
      <text:list xml:id="list1129576199" text:style-name="WW8Num7">
        <text:list-item>
          <text:p text:style-name="P25">Kosten durch arbeitsmarktpolitische Maßnahmen:</text:p>
          <text:list>
            <text:list-item>
              <text:p text:style-name="P25">Arbeitslosengeld</text:p>
            </text:list-item>
            <text:list-item>
              <text:p text:style-name="P25">Arbeitsbeschaffungsmaßnahmen</text:p>
            </text:list-item>
          </text:list>
        </text:list-item>
        <text:list-item>
          <text:p text:style-name="P25">Binnennachfrage ist bei hoher Arbeitslosigkeit geringer als bei hohem Beschäftigungsstand</text:p>
        </text:list-item>
      </text:list>
      <text:h text:style-name="Heading_20_3" text:outline-level="3">Stabilität des Preisniveaus</text:h>
      <text:h text:style-name="Heading_20_4" text:outline-level="4">Begriff der Inflation</text:h>
      <text:list xml:id="list418267565" text:continue-list="list41068127" text:style-name="WW8Num59">
        <text:list-item>
          <text:p text:style-name="P24">Inflation: anhaltender Anstieg des Preisniveaus</text:p>
        </text:list-item>
        <text:list-item>
          <text:p text:style-name="P24">Preisniveaustabilität bei Preissteigerungsraten von weniger als 2% (gesetzt!)</text:p>
        </text:list-item>
        <text:list-item>
          <text:p text:style-name="P24">Meint nicht Preise einzelner Güter, sondern Durchschnittsniveau der Preise</text:p>
        </text:list-item>
        <text:list-item>
          <text:p text:style-name="P24">Bewegliche Preise einzelner Güte notwenig zwecks Ausgleich von Angebot und Nachfrage</text:p>
        </text:list-item>
      </text:list>
      <text:h text:style-name="Heading_20_4" text:outline-level="4">Folgen der Inflation</text:h>
      <text:list xml:id="list1250175230" text:style-name="WW8Num38">
        <text:list-item>
          <text:p text:style-name="P26">Einkommensverluste, denn Preise erhöhen sich, Transferleistungen (Kindergeld, Sozialhilfe, Bafög) aber nur mit zeitlichem Abstand </text:p>
        </text:list-item>
        <text:list-item>
          <text:p text:style-name="P26">Kaufkraftverlust wird durch Geldanpassung oft nicht voll ausgeglichen</text:p>
        </text:list-item>
        <text:list-item>
          <text:p text:style-name="P26">Einkommen von Lohn-/Gehaltsempfänger steigt ebenfalls nicht im gleichen Maße wie Preisniveau</text:p>
        </text:list-item>
        <text:list-item>
          <text:p text:style-name="P26">Sparer sind Verlierer, denn Verzinsung wird den Realverlust dann nicht ausgleichen, wenn Geldentwertungsrate höher ist als Zinssatz</text:p>
        </text:list-item>
      </text:list>
      <text:p text:style-name="P54"><text:soft-page-break/>=&gt; Abnahme der Sparneigung =&gt; Flucht in die Sachwerte =&gt; Gewinner: Sachvermögensbesitzer</text:p>
      <text:list xml:id="list2029928801" text:style-name="WW8Num40">
        <text:list-item>
          <text:p text:style-name="P27">Vertrauensverlust in die Währung</text:p>
        </text:list-item>
      </text:list>
      <text:p text:style-name="P54">Im Extremfall: Ersatzwährungen =&gt; Währungsreform</text:p>
      <text:list xml:id="list1448913472" text:continue-numbering="true" text:style-name="WW8Num40">
        <text:list-item>
          <text:p text:style-name="P27">Insg. v.a. untere und mittlere Schichten betroffen (können kaum Sachwertvermögen bilden)</text:p>
        </text:list-item>
      </text:list>
      <text:h text:style-name="Heading_20_4" text:outline-level="4">Inflationsursachen</text:h>
      <text:list xml:id="list620390128" text:continue-numbering="true" text:style-name="WW8Num40">
        <text:list-item>
          <text:p text:style-name="P27">Geldmenge wächst stärker als Gütermenge (langfristig)</text:p>
        </text:list-item>
        <text:list-item>
          <text:p text:style-name="P27">Kurzfristig:</text:p>
          <text:list>
            <text:list-item>
              <text:p text:style-name="P27">Nachfrageinflation: Nachfrageüberschuss (durch Auslands-, Konsum-, Investitionsnachfrage) bei ausgelasteten Produktionskapazitäten</text:p>
            </text:list-item>
            <text:list-item>
              <text:p text:style-name="P27">Importierte Nachfrageinflation: große Auslandsnachfrage (Erklärung für Inflation im Aufschwung / Boom)</text:p>
            </text:list-item>
            <text:list-item>
              <text:p text:style-name="P27">Kosteninflation: steigende Produktionskosten (Lohnerhöhungen, Verteuerung von Vor-/Zwischenproduktion) </text:p>
            </text:list-item>
            <text:list-item>
              <text:p text:style-name="P27">Importierte Kosteninflation: steigende Produktionskosten durch steigende Importpreise</text:p>
            </text:list-item>
          </text:list>
        </text:list-item>
      </text:list>
      <text:h text:style-name="Heading_20_4" text:outline-level="4">Inflationsmessung (Verbraucherpreisindex)</text:h>
      <text:list xml:id="list35681776" text:style-name="WW8Num41">
        <text:list-item>
          <text:p text:style-name="P28">Repräsentativer Warenkorb aus 750 Gütern / Dienstleistungen</text:p>
        </text:list-item>
        <text:list-item>
          <text:p text:style-name="P28">Werden gewichtet nach Anteil an Gesamtlebenshaltungskosten</text:p>
        </text:list-item>
        <text:list-item>
          <text:p text:style-name="P28">Größte Posten:</text:p>
          <text:list>
            <text:list-item>
              <text:p text:style-name="P28">Nahrungsmittel</text:p>
            </text:list-item>
            <text:list-item>
              <text:p text:style-name="P28">Freizeit / Unterhaltung</text:p>
            </text:list-item>
            <text:list-item>
              <text:p text:style-name="P28">Miete</text:p>
            </text:list-item>
          </text:list>
        </text:list-item>
      </text:list>
      <text:list xml:id="list350824078" text:style-name="WW8Num69">
        <text:list-item>
          <text:p text:style-name="P29">Preissteigerungsraten / Inflationsraten erhält man durch Inverhältnissetzung zum Vormonat / Vorjahr</text:p>
        </text:list-item>
        <text:list-item>
          <text:p text:style-name="P29">Alle fünf Jahre neue Warenkörbe, denn:</text:p>
          <text:list>
            <text:list-item>
              <text:p text:style-name="P29">Neue Produkte</text:p>
            </text:list-item>
            <text:list-item>
              <text:p text:style-name="P29">Wechselnde Qualitätsstandards</text:p>
            </text:list-item>
            <text:list-item>
              <text:p text:style-name="P29">Sich verändernde Verbrauchergewohnheiten</text:p>
            </text:list-item>
          </text:list>
        </text:list-item>
      </text:list>
      <text:h text:style-name="Heading_20_3" text:outline-level="3">Außenwirtschaftliches Gleichgewicht</text:h>
      <text:h text:style-name="Heading_20_4" text:outline-level="4">Begründung und Definition</text:h>
      <text:list xml:id="list1250945131" text:style-name="WW8Num60">
        <text:list-item>
          <text:p text:style-name="P30">Deutschland muss Rohstoffe einführen, dafür braucht es Devisen (durch Export)</text:p>
        </text:list-item>
        <text:list-item>
          <text:p text:style-name="P30">Außenwirtschaftl. Gleichgewicht: Zahlungsein- und –ausgänge aus Güter-, Dienstleistungs- und Kapitalverkehr entsprechen sich</text:p>
        </text:list-item>
        <text:list-item>
          <text:p text:style-name="P30">Importüberschüsse -&gt; Abbau von Devisenresten; Verschuldung im Ausland -&gt; Zinsen</text:p>
        </text:list-item>
        <text:list-item>
          <text:p text:style-name="P30">Exportüberschüsse -&gt; bessere Kapazitätsauslastung -&gt; Abbau eigener Arbeitslosigkeit, Sicherung des eigenen Wohlstandes</text:p>
        </text:list-item>
        <text:list-item>
          <text:p text:style-name="P30">Exportüberschüsse eines Landes entsprechen Importüberschüssen eines anderen u.u.</text:p>
        </text:list-item>
        <text:list-item>
          <text:p text:style-name="P30">Außenwirtschaftl. Gleichgewicht -&gt; gleichgewichtige Entwicklung aller Staaten</text:p>
        </text:list-item>
        <text:list-item>
          <text:p text:style-name="P30">Aber: Exportüberschüsse Deutschlands notwendig, um Defizite im Dienstleistungsverkehr mit dem Ausland (Reiseverkehr) und Nettozahlungen an EU-Haushalt und andere internationale Organisationen zu finanzieren</text:p>
        </text:list-item>
      </text:list>
      <text:h text:style-name="Heading_20_4" text:outline-level="4">Zahlungsbilanz</text:h>
      <text:list xml:id="list1872636480" text:style-name="WW8Num55">
        <text:list-item>
          <text:p text:style-name="P31">Leistungsbilanz</text:p>
          <text:list>
            <text:list-item>
              <text:p text:style-name="P31">Handelsbilanz (Transaktionen von Waren mit dem Ausland)</text:p>
            </text:list-item>
            <text:list-item>
              <text:p text:style-name="P31">Dienstleistungsbilanz (Austausch von Dienstleistungen, z.B. Reise)</text:p>
            </text:list-item>
            <text:list-item>
              <text:p text:style-name="P31"><text:soft-page-break/>Übertragungsbilanz (unentgeltliche Zahlungen, z.B. Entwicklungshilfe, EU-Zahlungen an das Ausland)</text:p>
            </text:list-item>
          </text:list>
        </text:list-item>
      </text:list>
      <text:p text:style-name="P56">=&gt; Überschuss in der Leistungsbilanz -&gt; mehr Leistungen an das Ausland erbracht, als von dort erhalten</text:p>
      <text:list xml:id="list1105969226" text:continue-numbering="true" text:style-name="WW8Num55">
        <text:list-item>
          <text:p text:style-name="P31">Kapitalbilanz (Kapitalbewegungen zwischen In- und Ausländern)</text:p>
        </text:list-item>
      </text:list>
      <text:list xml:id="list2009366623" text:style-name="WW8Num45">
        <text:list-item>
          <text:p text:style-name="P32">Direktinvestitionen (Beteiligungen an Unternehmen, Immobilien)</text:p>
        </text:list-item>
        <text:list-item>
          <text:p text:style-name="P32">Wertpapieranlagen (Aktien)</text:p>
        </text:list-item>
        <text:list-item>
          <text:p text:style-name="P32">Kreditverkehr</text:p>
        </text:list-item>
      </text:list>
      <text:list xml:id="list137997609" text:continue-list="list1105969226" text:style-name="WW8Num55">
        <text:list-item>
          <text:p text:style-name="P31">Devisenbilanz: mengenmäßige Veränderung der Währungs- und Goldbestände</text:p>
        </text:list-item>
        <text:list-item>
          <text:p text:style-name="P31">Summe aller Teilbilanzen = 0</text:p>
        </text:list-item>
        <text:list-item>
          <text:p text:style-name="P31">„Zahlungsbilanz im Ungleichgewicht“ -&gt; immer auf Teilbilanzen bezogen!</text:p>
        </text:list-item>
      </text:list>
      <text:p text:style-name="Standard"/>
      <text:h text:style-name="Heading_20_3" text:outline-level="3">Stabilitätspolitik in der Diskussion</text:h>
      <text:h text:style-name="Heading_20_4" text:outline-level="4">Ökologie</text:h>
      <text:list xml:id="list2157958049" text:style-name="WW8Num26">
        <text:list-item>
          <text:p text:style-name="P33">hinter dem Zuwachs des BSP verbergen sich erhebliche und steigende soziale Folgekosten des Wirtschaftens</text:p>
        </text:list-item>
        <text:list-item>
          <text:p text:style-name="P33">die Folgekosten werden nicht als wirtschaftliche Phänomene interpretiert / ausgewiesen, obwohl sie oft den Abbau produktiven Naturvermögens bedeuten</text:p>
        </text:list-item>
        <text:list-item>
          <text:p text:style-name="P33">Wirtschafts- und Umweltpolitik werden kaum miteinander koordiniert</text:p>
        </text:list-item>
        <text:list-item>
          <text:p text:style-name="P33">Umweltpolitik müsste politisch-administrativ aufgewertet werden, um umweltverträgliche Transformation der Wirtschaft zu erreichen</text:p>
        </text:list-item>
      </text:list>
      <text:h text:style-name="Heading_20_4" text:outline-level="4">Preisniveaustabilität vs. hoher Beschäftigungsstand</text:h>
      <text:list xml:id="list1669432035" text:style-name="WW8Num29">
        <text:list-item>
          <text:p text:style-name="P34">Nachfragebelebende Maßnahmen zwecks Erhöhung der Beschäftigung -&gt; Kapazitätsengpässe -&gt; Inflation</text:p>
        </text:list-item>
        <text:list-item>
          <text:p text:style-name="P34">Nachfragedämpfende Maßnahmen zwecks Inflationsabschwächung -&gt; Arbeitslosigkeit</text:p>
        </text:list-item>
        <text:list-item>
          <text:p text:style-name="P34">Geringe Arbeitslosenquote &lt;-&gt; hohe Lohnsteigerungen</text:p>
        </text:list-item>
        <text:list-item>
          <text:p text:style-name="P34">Geringe Lohnsteigerungen &lt;-&gt; hohe Arbeitslosigkeit</text:p>
        </text:list-item>
        <text:list-item>
          <text:p text:style-name="P34">Hohe Beschäftigung -&gt; hohe Lohnforderungen</text:p>
        </text:list-item>
        <text:list-item>
          <text:p text:style-name="P34">Niedrige Beschäftigung -&gt; geringe Lohnforderungen</text:p>
        </text:list-item>
        <text:list-item>
          <text:p text:style-name="P34">Ob Entscheidung zwischen beidem möglich ist, ist umstritten</text:p>
        </text:list-item>
      </text:list>
      <text:h text:style-name="Heading_20_3" text:outline-level="3">Nutzen der Stabilisierung</text:h>
      <text:list xml:id="list494603466" text:style-name="WW8Num50">
        <text:list-item>
          <text:p text:style-name="P35">Staat: verlässliche Steuern -&gt; Planungssicherheit -&gt; Vermeidung von Krisen</text:p>
        </text:list-item>
        <text:list-item>
          <text:p text:style-name="P35">Haushalte: Sicherung des Arbeitsplatzes und damit des Einkommens</text:p>
        </text:list-item>
        <text:list-item>
          <text:p text:style-name="P35">Unternehmen: Planungssicherheit</text:p>
        </text:list-item>
      </text:list>
      <text:h text:style-name="Heading_20_5" text:outline-level="5">Beschäftigungspolitik zwischen Nachfrage- und Angebotsorientierung</text:h>
      <text:h text:style-name="Heading_20_2" text:outline-level="2">Nachfrageorientierte Wirtschaftspolitik</text:h>
      <text:h text:style-name="Heading_20_3" text:outline-level="3">Die Keynes´sche Revolution: Die Steuerung der gesamtwirtschaftlichen Nachfrage</text:h>
      <text:list xml:id="list1658637781" text:style-name="WW8Num48">
        <text:list-item>
          <text:p text:style-name="P36">Klassiker der Nationalökonomie (Adam Smith, Jean Baptist Say):</text:p>
        </text:list-item>
      </text:list>
      <text:p text:style-name="P57">Bei Arbeitslosigkeit müsse der Lohnsatz nur tief genug fallen, bis die Unternehmen <text:tab/>die nun billiger gewordene Arbeit in größerem Umfang nachfragen </text:p>
      <text:list xml:id="list737724147" text:continue-numbering="true" text:style-name="WW8Num48">
        <text:list-item>
          <text:p text:style-name="P36">John Maynard Keynes (1930er-Jahre): Senkung der Löhne kaum möglich, da:</text:p>
        </text:list-item>
      </text:list>
      <text:list xml:id="list559785975" text:style-name="WW8Num9">
        <text:list-item>
          <text:p text:style-name="P37">Gewerkschaften wehren sich</text:p>
        </text:list-item>
        <text:list-item>
          <text:p text:style-name="P37">Verringerung der Konsumnachfrage der privaten Haushalte</text:p>
        </text:list-item>
      </text:list>
      <text:list xml:id="list924469804" text:continue-list="list737724147" text:style-name="WW8Num48">
        <text:list-item>
          <text:p text:style-name="P36">=&gt; aktive Rolle des Staates</text:p>
        </text:list-item>
        <text:list-item>
          <text:p text:style-name="P36">fehlende gesamtwirtschaftl. Nachfrage (wg. fehlender privater Nachfrage) -&gt; Ausgleich der fehlenden Nachfrage durch Erhöhung der Staatsausgaben; staatl. <text:soft-page-break/>Beschäftigungsprogramme zwecks Schaffung zusätzlicher Nachfrage <text:s/>bzw. Schaffung sich selbst tragenden Aufschwungs</text:p>
        </text:list-item>
        <text:list-item>
          <text:p text:style-name="P36">Staat soll seine Ausgaben antizyklisch zum Wirtschaftsverlauf gestalten: in Rezession kreditfinanziert, im Boom: höhere Steuereinnahmen -&gt; Rückzahlung von Staatsschulden, Bildung von Rücklagen</text:p>
        </text:list-item>
      </text:list>
      <text:h text:style-name="Heading_20_3" text:outline-level="3">Nachfragetheorie in der Kritik</text:h>
      <text:list xml:id="list1822475207" text:style-name="WW8Num33">
        <text:list-item>
          <text:p text:style-name="P38">Unkalkulierbare Wirkungsverzögerungen </text:p>
          <text:list>
            <text:list-item>
              <text:p text:style-name="P38">durch politische Entscheidungsprozesse</text:p>
            </text:list-item>
            <text:list-item>
              <text:p text:style-name="P38">antizyklische Maßnahmen greifen nicht sofort, wirken sich prozyklisch aus</text:p>
            </text:list-item>
          </text:list>
        </text:list-item>
        <text:list-item>
          <text:p text:style-name="P38">Ausweitung des staatl. Sektors: Anteil des Staates am BIP steigt -&gt; steigende Steuer- und Abgabenlasten</text:p>
        </text:list-item>
        <text:list-item>
          <text:p text:style-name="P38">Wachsende Staatsverschuldung: kreditfinanzierte Beschäftigungsprogramme -&gt; Staatsverschuldung -&gt; eingeschränkte Handlungsfähigkeit des Staates</text:p>
        </text:list-item>
      </text:list>
      <text:h text:style-name="Heading_20_2" text:outline-level="2">Angebotsorientierte Wirtschaftspolitik</text:h>
      <text:h text:style-name="Heading_20_3" text:outline-level="3">Kennzeichen der Angebotspolitik</text:h>
      <text:list xml:id="list1371720339" text:style-name="WW8Num25">
        <text:list-item>
          <text:p text:style-name="P39">Ursachen für Wachstumsschwäche: Störung der Angebotsseite</text:p>
        </text:list-item>
        <text:list-item>
          <text:p text:style-name="P39">Ursache für Unterbeschäftigung: zu geringe Investitionen der Unternehmen</text:p>
        </text:list-item>
        <text:list-item>
          <text:p text:style-name="P39">Ursache für volkswirtschaftliche Instabilitäten: zu starke staatl. Eingriffe </text:p>
        </text:list-item>
        <text:list-item>
          <text:p text:style-name="P39">Schlussfolgerungen:</text:p>
          <text:list>
            <text:list-item>
              <text:p text:style-name="P39">Deregulierung</text:p>
            </text:list-item>
            <text:list-item>
              <text:p text:style-name="P39">Verbesserung der Rahmenbedingungen für Unternehmen; Förderung der privaten Investitionstätigkeit (verbesserte Abschreibungsbedingungen) -&gt; Verbesserung der Rentabilität von Unternehmensinvestitionen </text:p>
            </text:list-item>
            <text:list-item>
              <text:p text:style-name="P39">Keine Umverteilungszuschläge bei Lohnabschlüssen; moderate Lohnsteigerungen, orientiert am Produktivitätsfortschritt</text:p>
            </text:list-item>
            <text:list-item>
              <text:p text:style-name="P39">Deregulierung des Arbeitsmarktes: Abbau von Kündigungsschutzvorschriften, Flexibilisierung von Arbeitszeiten</text:p>
            </text:list-item>
            <text:list-item>
              <text:p text:style-name="P39">Stärkung der Marktkräfte: keine Subventionen</text:p>
            </text:list-item>
            <text:list-item>
              <text:p text:style-name="P39">Abbau der Staatsverschuldung -&gt; Abbau leistungshemmender Steuern</text:p>
            </text:list-item>
            <text:list-item>
              <text:p text:style-name="P39">An Preisstabilität ausgerichtete Geldpolitik, orientiert am Wachstumspotential der Wirtschaft -&gt; Planungssicherheit</text:p>
            </text:list-item>
          </text:list>
        </text:list-item>
      </text:list>
      <text:h text:style-name="Heading_20_3" text:outline-level="3">Angebotsorientierung in der Kritik</text:h>
      <text:list xml:id="list1482747256" text:style-name="WW8Num39">
        <text:list-item>
          <text:p text:style-name="P40">Kritik: nur auf Kosten fixiert, nicht auf Erlöse (keine Berücksichtigung der Nachfrage)</text:p>
        </text:list-item>
        <text:list-item>
          <text:p text:style-name="P40">Keine automatischen Investitionen der Unternehmen bei Gewinnen: bei geringern Absatzerwartung :</text:p>
          <text:list>
            <text:list-item>
              <text:p text:style-name="P40">keine Erweiterungsinvestitionen </text:p>
            </text:list-item>
            <text:list-item>
              <text:p text:style-name="P40">Rationalisierungsinvestitionen -&gt; Rückgang der Beschäftigung</text:p>
            </text:list-item>
          </text:list>
        </text:list-item>
      </text:list>
      <text:list xml:id="list84187377" text:style-name="WW8Num36">
        <text:list-item>
          <text:p text:style-name="P41">Löhne sind nicht nur Kosten-, sondern auch Nachfragefaktor: steigende Löhne -&gt; steigende Kosten, aber auch -&gt; steigende Nachfrage</text:p>
        </text:list-item>
        <text:list-item>
          <text:p text:style-name="P41">Angebotspolitik gefährdet die Grundlage des Sozialstaats, bevorzugt v.a. wirtschaftl. Erfolgreiche -&gt; Umverteilung der Einkommen zugunsten der Eigentümer von Produktivvermögen</text:p>
        </text:list-item>
        <text:list-item>
          <text:p text:style-name="P41">Bei bereits vorhandener Arbeitslosigkeit: Reduzierung der Staatsausgaben ≠&gt; sinkende Arbeitslosigkeit, sondern -&gt; weiter ansteigende Arbeitslosigkeit</text:p>
        </text:list-item>
        <text:list-item>
          <text:p text:style-name="P41">Umweltschutzbelange kommen zu kurz</text:p>
        </text:list-item>
      </text:list>
      <text:h text:style-name="Heading_20_3" text:outline-level="3">Die Entwicklung der Wirtschaftstheorien</text:h>
      <text:list xml:id="list2003997913" text:style-name="WW8Num19">
        <text:list-item>
          <text:p text:style-name="P42">Ökonomischer Liberalismus (Adam Smith)</text:p>
          <text:list>
            <text:list-item>
              <text:p text:style-name="P42">„immerwährende Prosperität“ durch freie Marktwirtschaft</text:p>
            </text:list-item>
            <text:list-item>
              <text:p text:style-name="P42"><text:soft-page-break/>Ende: Weltwirtschaftskrise 1929-1933</text:p>
            </text:list-item>
          </text:list>
        </text:list-item>
        <text:list-item>
          <text:p text:style-name="P42">Keynesianismus</text:p>
        </text:list-item>
      </text:list>
      <text:list xml:id="list359102548" text:style-name="WW8Num3">
        <text:list-item>
          <text:p text:style-name="P43">Selbstheilungskräfte des Marktes reichen nicht mehr aus</text:p>
        </text:list-item>
        <text:list-item>
          <text:p text:style-name="P43">Staat: Staatsaufträge / Arbeitsbeschaffung -&gt; Nachfrage nach Investitions-/ Verbrauchsgütern</text:p>
        </text:list-item>
        <text:list-item>
          <text:p text:style-name="P43">Mittel durch Umverteilung von Begüterten zugunsten Arbeitnehmern</text:p>
        </text:list-item>
        <text:list-item>
          <text:p text:style-name="P43">Wenn Wirtschaftskrise droht -&gt; Verschuldung</text:p>
        </text:list-item>
        <text:list-item>
          <text:p text:style-name="P43">Im Boom: mehr Abgaben/Zusatzsteuern -&gt; <text:s/>Rückzahlung der Steuern</text:p>
        </text:list-item>
        <text:list-item>
          <text:p text:style-name="P43">=&gt; Inflation + Stagnation des Wachstumd <text:s/>(„Stagflation“)</text:p>
        </text:list-item>
      </text:list>
      <text:list xml:id="list1504564432" text:style-name="WW8Num37">
        <text:list-item>
          <text:p text:style-name="P44">Planwirtschaft</text:p>
          <text:list>
            <text:list-item>
              <text:p text:style-name="P44">Schaffte den Markt ab</text:p>
            </text:list-item>
            <text:list-item>
              <text:p text:style-name="P44">Schwächen: Wachstum / Modernisierung der Anlagen</text:p>
            </text:list-item>
          </text:list>
        </text:list-item>
        <text:list-item>
          <text:p text:style-name="P44">Monetarismus (Milton Friedman) -&gt; Rückbezug auf Angebotsökonomie</text:p>
        </text:list-item>
      </text:list>
      <text:list xml:id="list1392139831" text:style-name="WW8Num30">
        <text:list-item>
          <text:p text:style-name="P45">Rückzug des Staates aus der Wirtschaftspolitik</text:p>
        </text:list-item>
        <text:list-item>
          <text:p text:style-name="P45">Rückbau der sozialen Sicherungssysteme</text:p>
        </text:list-item>
      </text:list>
      <text:list xml:id="list2037750404" text:style-name="WW8Num51">
        <text:list-item>
          <text:p text:style-name="P46">Heute: Monetarismus, aber Rückbezug auf Keynesianismus</text:p>
        </text:list-item>
      </text:list>
      <text:h text:style-name="Heading_20_3" text:outline-level="3">Hartz-Reformen (Peter Hartz 2001)</text:h>
      <text:list xml:id="list1147370276" text:continue-numbering="true" text:style-name="WW8Num51">
        <text:list-item>
          <text:p text:style-name="P46">Ziel: Umbau der Arbeitsmarktpolitik -&gt; Abbau der Arbeitslosigkeit</text:p>
        </text:list-item>
      </text:list>
      <text:p text:style-name="P58"/>
      <text:list xml:id="list620844542" text:continue-numbering="true" text:style-name="WW8Num51">
        <text:list-item>
          <text:p text:style-name="P46">Hartz I: </text:p>
          <text:list>
            <text:list-item>
              <text:p text:style-name="P46">Gründung von Personal Service Agenturen (PSA)</text:p>
            </text:list-item>
            <text:list-item>
              <text:p text:style-name="P46">Neuregelung der Leiharbeit</text:p>
            </text:list-item>
            <text:list-item>
              <text:p text:style-name="P46">Verschärfung der Zumutbarkeitskriterien</text:p>
            </text:list-item>
          </text:list>
        </text:list-item>
      </text:list>
      <text:list xml:id="list1860481492" text:style-name="WW8Num12">
        <text:list-item>
          <text:p text:style-name="P47">Hartz II</text:p>
          <text:list>
            <text:list-item>
              <text:p text:style-name="P47">Neuregelung von Mini-Jobs</text:p>
            </text:list-item>
            <text:list-item>
              <text:p text:style-name="P47">Ich-AGs</text:p>
            </text:list-item>
          </text:list>
        </text:list-item>
        <text:list-item>
          <text:p text:style-name="P47">Hartz III</text:p>
        </text:list-item>
      </text:list>
      <text:list xml:id="list1662186062" text:style-name="WW8Num44">
        <text:list-item>
          <text:p text:style-name="P48">Umbau der Arbeitsämter zu Arbeitsagenturen</text:p>
        </text:list-item>
        <text:list-item>
          <text:p text:style-name="P48">Stärkere Konzentration auf Kernaufgabe (Vermittlung von Arbeitslosen) </text:p>
        </text:list-item>
      </text:list>
      <text:list xml:id="list2158463873" text:continue-list="list1860481492" text:style-name="WW8Num12">
        <text:list-item>
          <text:p text:style-name="P47">Hartz IV</text:p>
        </text:list-item>
      </text:list>
      <text:list xml:id="list2066896148" text:style-name="WW8Num53">
        <text:list-item>
          <text:p text:style-name="P49">Arbeitslosen- und Sozialhilfe -&gt; ALG II und Kürzung dieses</text:p>
        </text:list-item>
        <text:list-item>
          <text:p text:style-name="P49">Reguläres ALG: 1 Jahr, dann 2 J. Zuschlag</text:p>
        </text:list-item>
        <text:list-item>
          <text:p text:style-name="P49">1-Euro-Jobs</text:p>
        </text:list-item>
        <text:list-item>
          <text:p text:style-name="P49">Anrechnung von Vermögen für Bezug von ALG II</text:p>
        </text:list-item>
        <text:list-item>
          <text:p text:style-name="P49">Verschärfung der Zumutbarkeit (bei Nichtantritt: Kürzung der Bezüge)</text:p>
        </text:list-item>
      </text:list>
      <text:h text:style-name="Heading_20_3" text:outline-level="3">Strategien gegen Arbeitslosigkeit von Seiten der Unternehmen</text:h>
      <text:list xml:id="list72118761" text:continue-list="list2158463873" text:style-name="WW8Num12">
        <text:list-item>
          <text:p text:style-name="P47">Lohnerhöhungen</text:p>
        </text:list-item>
      </text:list>
      <text:list xml:id="list1643785885" text:style-name="WW8Num11">
        <text:list-item>
          <text:p text:style-name="P50">Mehr Kaufkraft -&gt; mehr Aufträge im Binnenmarkt</text:p>
        </text:list-item>
        <text:list-item>
          <text:p text:style-name="P50">Weniger Sparen, das aus Angst vor Jobverlust und fehlender sozialer Sicherung erfolgt (Risiken / Eigenverantwortung)</text:p>
        </text:list-item>
      </text:list>
      <text:list xml:id="list1925493034" text:continue-list="list72118761" text:style-name="WW8Num12">
        <text:list-item>
          <text:p text:style-name="P47">Lohnsenkungen</text:p>
        </text:list-item>
      </text:list>
      <text:list xml:id="list1161955070" text:style-name="WW8Num63">
        <text:list-item>
          <text:p text:style-name="P51">Standorte werden wieder wettbewerbsfähig -&gt; Mithalten mit Niedriglohnkonkurrenz in Osteuropa / China</text:p>
        </text:list-item>
        <text:list-item>
          <text:p text:style-name="P51">Der Traum von ewig wachsenden Löhnen fällt weg -&gt; die Realität (Globalisierung würde erkan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fo:font-style="italic" style:text-underline-style="solid" style:text-underline-width="auto" style:text-underline-color="font-color" style:font-style-asian="italic"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54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Courier New"/>
    </style:style>
    <style:style style:name="WW8Num3z1" style:family="text">
      <style:text-properties style:font-name="Symbo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5"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Courier New"/>
    </style:style>
    <style:style style:name="WW8Num6z1" style:family="text">
      <style:text-properties style:font-name="Symbol"/>
    </style:style>
    <style:style style:name="WW8Num6z2" style:family="text">
      <style:text-properties style:font-name="Wingdings"/>
    </style:style>
    <style:style style:name="WW8Num7z0" style:family="text">
      <style:text-properties style:font-name="Courier New"/>
    </style:style>
    <style:style style:name="WW8Num7z1" style:family="text">
      <style:text-properties style:font-name="Wingdings"/>
    </style:style>
    <style:style style:name="WW8Num7z3" style:family="text">
      <style:text-properties style:font-name="Symbol"/>
    </style:style>
    <style:style style:name="WW8Num8z0" style:family="text">
      <style:text-properties style:font-name="Courier New"/>
    </style:style>
    <style:style style:name="WW8Num8z1" style:family="text">
      <style:text-properties style:font-name="Symbol"/>
    </style:style>
    <style:style style:name="WW8Num8z2" style:family="text">
      <style:text-properties style:font-name="Wingdings"/>
    </style:style>
    <style:style style:name="WW8Num9z0" style:family="text">
      <style:text-properties style:font-name="Courier New"/>
    </style:style>
    <style:style style:name="WW8Num9z1" style:family="text">
      <style:text-properties style:font-name="Symbol"/>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Courier New"/>
    </style:style>
    <style:style style:name="WW8Num11z1" style:family="text">
      <style:text-properties style:font-name="Symbo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Wingdings"/>
    </style:style>
    <style:style style:name="WW8Num14z4" style:family="text">
      <style:text-properties style:font-name="Courier New"/>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Courier New"/>
    </style:style>
    <style:style style:name="WW8Num18z1"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Courier New"/>
    </style:style>
    <style:style style:name="WW8Num21z1"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style>
    <style:style style:name="WW8Num25z5"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Courier New"/>
    </style:style>
    <style:style style:name="WW8Num28z1"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Courier New"/>
    </style:style>
    <style:style style:name="WW8Num30z1" style:family="text">
      <style:text-properties style:font-name="Symbol"/>
    </style:style>
    <style:style style:name="WW8Num30z2" style:family="text">
      <style:text-properties style:font-name="Wingdings"/>
    </style:style>
    <style:style style:name="WW8Num31z0"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5" style:family="text">
      <style:text-properties style:font-name="Wingdings"/>
    </style:style>
    <style:style style:name="WW8Num34z0"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5"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5"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5" style:family="text">
      <style:text-properties style:font-name="Wingdings"/>
    </style:style>
    <style:style style:name="WW8Num42z0"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Courier New"/>
    </style:style>
    <style:style style:name="WW8Num43z1" style:family="text">
      <style:text-properties style:font-name="Symbol"/>
    </style:style>
    <style:style style:name="WW8Num43z2" style:family="text">
      <style:text-properties style:font-name="Wingdings"/>
    </style:style>
    <style:style style:name="WW8Num44z0"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Courier New"/>
    </style:style>
    <style:style style:name="WW8Num45z1" style:family="text">
      <style:text-properties style:font-name="Symbol"/>
    </style:style>
    <style:style style:name="WW8Num45z2" style:family="text">
      <style:text-properties style:font-name="Wingdings"/>
    </style:style>
    <style:style style:name="WW8Num46z0" style:family="text">
      <style:text-properties style:font-name="Courier New"/>
    </style:style>
    <style:style style:name="WW8Num46z1" style:family="text">
      <style:text-properties style:font-name="Symbol"/>
    </style:style>
    <style:style style:name="WW8Num46z2" style:family="text">
      <style:text-properties style:font-name="Wingdings"/>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5"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Courier New"/>
    </style:style>
    <style:style style:name="WW8Num53z1" style:family="text">
      <style:text-properties style:font-name="Symbol"/>
    </style:style>
    <style:style style:name="WW8Num53z2" style:family="text">
      <style:text-properties style:font-name="Wingdings"/>
    </style:style>
    <style:style style:name="WW8Num54z0"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Symbol"/>
    </style:style>
    <style:style style:name="WW8Num55z1" style:family="text">
      <style:text-properties style:font-name="Courier New"/>
    </style:style>
    <style:style style:name="WW8Num55z5" style:family="text">
      <style:text-properties style:font-name="Wingdings"/>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Courier New"/>
    </style:style>
    <style:style style:name="WW8Num62z1" style:family="text">
      <style:text-properties style:font-name="Symbol"/>
    </style:style>
    <style:style style:name="WW8Num62z2" style:family="text">
      <style:text-properties style:font-name="Wingdings"/>
    </style:style>
    <style:style style:name="WW8Num63z0"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65z0"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Wingdings"/>
    </style:style>
    <style:style style:name="WW8Num68z1" style:family="text">
      <style:text-properties style:font-name="Symbol"/>
    </style:style>
    <style:style style:name="WW8Num68z4" style:family="text">
      <style:text-properties style:font-name="Courier New"/>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Courier New"/>
    </style:style>
    <style:style style:name="WW8Num72z2" style:family="text">
      <style:text-properties style:font-name="Wingdings"/>
    </style:style>
    <style:style style:name="WW8Num72z3" style:family="text">
      <style:text-properties style:font-name="Symbol"/>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3"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18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Wingdings"/>
      </text:list-level-style-bullet>
      <text:list-level-style-bullet text:level="3" text:style-name="WW8Num18z0" style:num-suffix="." text:bullet-char="o">
        <style:list-level-properties text:list-level-position-and-space-mode="label-alignment">
          <style:list-level-label-alignment text:label-followed-by="listtab" text:list-tab-stop-position="5.059cm" fo:text-indent="-0.635cm" fo:margin-left="5.059cm"/>
        </style:list-level-properties>
        <style:text-properties style:font-name="Courier New1"/>
      </text:list-level-style-bullet>
      <text:list-level-style-bullet text:level="4" text:style-name="WW8Num18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8z1"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8z1"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1z0"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4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3" text:style-name="WW8Num28z0"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0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
      </text:list-level-style-bullet>
      <text:list-level-style-bullet text:level="3" text:style-name="WW8Num30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0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0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0z1"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0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3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3z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3z5"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34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4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4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4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4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3" text:style-name="WW8Num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3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3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3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4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4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4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6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6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6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3" text:style-name="WW8Num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3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3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3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54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56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6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6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1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1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1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6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2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3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3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3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4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4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4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65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5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5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6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3" text:style-name="WW8Num6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6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68z4"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6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68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68z4"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68z0"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70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0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0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72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2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2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Rahmen1" text:anchor-type="paragraph" svg:y="0.002cm" fo:min-width="0cm" draw:z-index="7"><draw:text-box fo:min-height="0.37cm"><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Wi-Klausur Q2-2 am 07</dc:title>
    <meta:initial-creator>Tobias Schulz</meta:initial-creator>
    <meta:creation-date>2010-05-06T14:32:14</meta:creation-date>
    <dc:creator>Tobias Schulz</dc:creator>
    <dc:date>2010-05-06T14:39:28</dc:date>
    <meta:editing-cycles>109</meta:editing-cycles>
    <meta:editing-duration>PT00H07M17S</meta:editing-duration>
    <meta:generator>OpenOffice.org/3.2$Linux OpenOffice.org_project/320m12$Build-9483</meta:generator>
    <meta:document-statistic meta:table-count="0" meta:image-count="0" meta:object-count="0" meta:page-count="8" meta:paragraph-count="297" meta:word-count="2129" meta:character-count="17636"/>
    <meta:user-defined meta:name="Info 1"/>
    <meta:user-defined meta:name="Info 2"/>
    <meta:user-defined meta:name="Info 3"/>
    <meta:user-defined meta:name="Info 4"/>
  </office:meta>
</office:document-meta>
</file>